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Whitney" svg:font-family="Whitney, 'Helvetica Neue', Helvetica, Arial, sans-serif"/>
  </office:font-face-decls>
  <office:automatic-styles>
    <style:style style:name="P1" style:family="paragraph" style:parent-style-name="Preformatted_20_Text">
      <style:paragraph-properties fo:text-align="center" style:justify-single-word="false"/>
      <style:text-properties style:font-name="Liberation Sans1" fo:font-size="10pt" style:font-size-asian="10pt" style:font-size-complex="10pt"/>
    </style:style>
    <style:style style:name="P2" style:family="paragraph" style:parent-style-name="Preformatted_20_Text">
      <style:text-properties style:font-name="Liberation Sans1" fo:font-size="10pt" style:font-size-asian="10pt" style:font-size-complex="10pt"/>
    </style:style>
    <style:style style:name="P3" style:family="paragraph" style:parent-style-name="Preformatted_20_Text">
      <style:text-properties style:font-name="Liberation Sans1" fo:font-size="10pt" officeooo:rsid="000e5072" officeooo:paragraph-rsid="000e5072" style:font-size-asian="10pt" style:font-size-complex="10pt"/>
    </style:style>
    <style:style style:name="P4" style:family="paragraph" style:parent-style-name="Preformatted_20_Text">
      <style:text-properties fo:font-variant="normal" fo:text-transform="none" fo:color="#000000" loext:opacity="100%" style:font-name="Liberation Sans1" fo:font-size="10pt" fo:letter-spacing="normal" fo:font-style="normal" fo:font-weight="normal" officeooo:rsid="000e5072" officeooo:paragraph-rsid="000e5072" style:font-size-asian="10pt" style:font-size-complex="10pt"/>
    </style:style>
    <style:style style:name="T1" style:family="text">
      <style:text-properties style:font-name="Liberation Sans"/>
    </style:style>
    <style:style style:name="T2" style:family="text">
      <style:text-properties officeooo:rsid="000fa9af"/>
    </style:style>
    <style:style style:name="T3" style:family="text">
      <style:text-properties officeooo:rsid="000fb4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GÉNÉRATION D’UN RÉSEAU ÉLECTRIQUE</text:p>
      <text:p text:style-name="P2"/>
      <text:p text:style-name="P2">Un réseau électrique idéalement conçu permet de limiter les pertes et donc d’économiser de l’énergie. Au vu des enjeux actuels notamment les enjeux écologique nous avons voulu trouver une façon de disposer d’un tel réseau électrique. Ce qui est donc une problématique importante de nos jours, c’est pourquoi nous avons trouvé intéressant de chercher à créer un tel réseau à partir d’une disposition <text:span text:style-name="T2">donnée de clients et d’obstacles</text:span>. La recherche d’un réseau électrique optimal est donc une problématique à laquelle est confrontée chaque ville nous avons donc chercher un algorithme permettant de régler ce problème en utilisant les graphes.</text:p>
      <text:p text:style-name="P2"/>
      <text:p text:style-name="P2"/>
      <text:p text:style-name="P2">PROFESSEUR ENCADRANT :</text:p>
      <text:p text:style-name="P2">?</text:p>
      <text:p text:style-name="P2"/>
      <text:p text:style-name="P2">CE TIPE FAIT L’OBJET D’UN TRAVAIL DE GROUPE.</text:p>
      <text:p text:style-name="P2">LISTE DES MEMBRES DU GROUPE :</text:p>
      <text:p text:style-name="P2">Mathias ROBERT</text:p>
      <text:p text:style-name="P2">Maxime ROLAND</text:p>
      <text:p text:style-name="P2">Barnabé CHABAUX</text:p>
      <text:p text:style-name="P2"/>
      <text:p text:style-name="P2">POSITIONNEMENT THÉMATIQUE :</text:p>
      <text:p text:style-name="P2">Informatique Simulation Numérique, Informatique Théorie des Graphes, <text:span text:style-name="T3">P</text:span>hysique lois de l’électricité </text:p>
      <text:p text:style-name="P2"/>
      <text:p text:style-name="P2">MOTS-CLÉS :</text:p>
      <text:p text:style-name="P2">Réseau, Electricité, Optimisation, Graphe, </text:p>
      <text:p text:style-name="P2"/>
      <text:p text:style-name="P3">PROBLÉMATIQUE :</text:p>
      <text:p text:style-name="P4">Comment créer et optimiser un réseau de distribution électrique adapt<text:span text:style-name="T2">é</text:span> <text:span text:style-name="T2">à</text:span> son environnemen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class="html">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7</meta:editing-cycles>
    <meta:creation-date>2022-11-14T14:32:00</meta:creation-date>
    <dc:date>2022-12-01T18:43:20.782164563</dc:date>
    <meta:editing-duration>PT26M23S</meta:editing-duration>
    <meta:generator>LibreOffice/7.3.7.2$Linux_X86_64 LibreOffice_project/30$Build-2</meta:generator>
    <meta:document-statistic meta:table-count="0" meta:image-count="0" meta:object-count="0" meta:page-count="1" meta:paragraph-count="15" meta:word-count="163" meta:character-count="1100" meta:non-whitespace-character-count="949"/>
    <meta:user-defined meta:name="AppVersion">16.0000</meta:user-defined>
    <meta:template xlink:type="simple" xlink:actuate="onRequest" xlink:title="Normal" xlink:href=""/>
  </office:meta>
</office:document-meta>
</file>